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689" officeooo:paragraph-rsid="001fd689"/>
    </style:style>
    <style:style style:name="P2" style:family="paragraph" style:parent-style-name="Standard">
      <style:text-properties officeooo:rsid="0021a432" officeooo:paragraph-rsid="0021a432"/>
    </style:style>
    <style:style style:name="P3" style:family="paragraph" style:parent-style-name="Standard">
      <style:text-properties officeooo:rsid="00235acb" officeooo:paragraph-rsid="0021a432"/>
    </style:style>
    <style:style style:name="P4" style:family="paragraph" style:parent-style-name="Standard">
      <style:text-properties fo:font-weight="bold" officeooo:rsid="00235f4a" officeooo:paragraph-rsid="00235f4a" style:font-weight-asian="bold" style:font-weight-complex="bold"/>
    </style:style>
    <style:style style:name="P5" style:family="paragraph" style:parent-style-name="Standard">
      <style:text-properties fo:font-weight="bold" officeooo:rsid="002b5a41" officeooo:paragraph-rsid="002b5a41" style:font-weight-asian="bold" style:font-weight-complex="bold"/>
    </style:style>
    <style:style style:name="P6" style:family="paragraph" style:parent-style-name="Standard">
      <style:text-properties officeooo:rsid="00235f4a" officeooo:paragraph-rsid="00235f4a"/>
    </style:style>
    <style:style style:name="P7" style:family="paragraph" style:parent-style-name="Standard">
      <style:text-properties officeooo:rsid="00235f4a" officeooo:paragraph-rsid="00235f4a" fo:background-color="#000000"/>
    </style:style>
    <style:style style:name="P8" style:family="paragraph" style:parent-style-name="Standard">
      <style:text-properties officeooo:rsid="00235f4a" officeooo:paragraph-rsid="0023683c" fo:background-color="#000000"/>
    </style:style>
    <style:style style:name="P9" style:family="paragraph" style:parent-style-name="Standard">
      <style:text-properties officeooo:rsid="00235f4a" officeooo:paragraph-rsid="0023683c" fo:background-color="#ffffff"/>
    </style:style>
    <style:style style:name="P10" style:family="paragraph" style:parent-style-name="Standard">
      <style:text-properties officeooo:rsid="0023683c" officeooo:paragraph-rsid="0023683c" fo:background-color="#ffffff"/>
    </style:style>
    <style:style style:name="P11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1803" officeooo:paragraph-rsid="00281803" fo:background-color="#ffffff"/>
    </style:style>
    <style:style style:name="P12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bcf3" officeooo:paragraph-rsid="0028bcf3" fo:background-color="#ffffff"/>
    </style:style>
    <style:style style:name="P13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b2691" officeooo:paragraph-rsid="002b2691" fo:background-color="#ffffff"/>
    </style:style>
    <style:style style:name="P14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00ff" officeooo:paragraph-rsid="002c00ff" fo:background-color="#ffffff"/>
    </style:style>
    <style:style style:name="P15" style:family="paragraph" style:parent-style-name="Standard" style:list-style-name="L1" style:master-page-name="">
      <loext:graphic-properties draw:fill="none"/>
      <style:paragraph-properties fo:margin-left="0.101cm" fo:margin-right="0cm" fo:text-indent="0.101cm" style:auto-text-indent="false" style:page-number="auto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16" style:family="paragraph" style:parent-style-name="Standard" style:list-style-name="L1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17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00ff" officeooo:paragraph-rsid="002c00ff" fo:background-color="#ffffff"/>
    </style:style>
    <style:style style:name="P18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52c8" officeooo:paragraph-rsid="002c52c8" fo:background-color="#ffffff"/>
    </style:style>
    <style:style style:name="P19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d70b8" officeooo:paragraph-rsid="002d70b8" fo:background-color="#ffffff"/>
    </style:style>
    <style:style style:name="P20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paragraph-rsid="003076a1" fo:background-color="#ffffff"/>
    </style:style>
    <style:style style:name="P21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0936e" officeooo:paragraph-rsid="0030936e" fo:background-color="#ffffff"/>
    </style:style>
    <style:style style:name="P22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4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40b69" officeooo:paragraph-rsid="00340b69" fo:background-color="#ffffff"/>
    </style:style>
    <style:style style:name="P25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71ab7" officeooo:paragraph-rsid="00371ab7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683c"/>
    </style:style>
    <style:style style:name="T3" style:family="text">
      <style:text-properties officeooo:rsid="002ed803"/>
    </style:style>
    <style:style style:name="T4" style:family="text">
      <style:text-properties fo:color="#000000" loext:opacity="100%" style:font-name="Droid Sans Mono" fo:font-size="10.5pt" fo:font-weight="normal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2ed803"/>
    </style:style>
    <style:style style:name="T7" style:family="text">
      <style:text-properties officeooo:rsid="003594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: API REST com Exmpress<text:tab/><text:tab/><text:tab/><text:tab/><text:tab/><text:tab/><text:tab/>07/12/2022</text:p>
      <text:p text:style-name="P1"/>
      <text:p text:style-name="P2"><text:span text:style-name="T1">APIs Web </text:span>são ferramentas definitivas para conectar o front-end de uma aplicação aos dados que ela precisa salvar e receber.</text:p>
      <text:p text:style-name="P3"/>
      <text:p text:style-name="P4">Como criar uma aplicação do ZERO:</text:p>
      <text:p text:style-name="P4"/>
      <text:p text:style-name="P5">CONFIGURANDO O VS:</text:p>
      <text:p text:style-name="P6"/>
      <text:p text:style-name="P6">1° - vamos criar uma pasta &gt; arquivo src &gt; code .</text:p>
      <text:p text:style-name="P6"/>
      <text:p text:style-name="P7">mkdir soccer-team-manager soccer-team-manager/src &amp;&amp; cd soccer-team-manager &amp;&amp; code .uma pasta &gt; arquivo src &gt; </text:p>
      <text:p text:style-name="P7"/>
      <text:p text:style-name="P9"><text:span text:style-name="T2">2</text:span>° - <text:span text:style-name="T2">inicie o pacote node.js</text:span></text:p>
      <text:p text:style-name="P8">npm init -y</text:p>
      <text:p text:style-name="P8"/>
      <text:p text:style-name="P10">No site do Express, ele traz mais algumas informações, como os tópicos:</text:p>
      <text:list xml:id="list3033061777" text:style-name="L1">
        <text:list-item>
          <text:p text:style-name="P15">Web Applications</text:p>
        </text:list-item>
        <text:list-item>
          <text:p text:style-name="P16">APIs</text:p>
        </text:list-item>
        <text:list-item>
          <text:p text:style-name="P16">Performance</text:p>
        </text:list-item>
        <text:list-item>
          <text:p text:style-name="P16">Frameworks</text:p>
        </text:list-item>
      </text:list>
      <text:p text:style-name="P11"/>
      <text:p text:style-name="P11">3° - instalar o fremework express:</text:p>
      <text:p text:style-name="P11">npm i <text:a xlink:type="simple" xlink:href="mailto:express@4.17" text:style-name="Internet_20_link" text:visited-style-name="Visited_20_Internet_20_Link">express@4.17</text:a></text:p>
      <text:p text:style-name="P11"/>
      <text:p text:style-name="P12">4° - instalar Linter e Git</text:p>
      <text:p text:style-name="P12">npm i eslint@6.8 eslint-config-trybe-backend@1.0 -D</text:p>
      <text:p text:style-name="P12"/>
      <text:p text:style-name="P13">5° - touch .eslintignore .eslintrc.json</text:p>
      <text:p text:style-name="P13"/>
      <text:p text:style-name="P13">6° - git init &amp;&amp; touch .gitignore</text:p>
      <text:p text:style-name="P13"/>
      <text:p text:style-name="P14">CRIANDO O SERVIDOR:</text:p>
      <text:p text:style-name="P14"/>
      <text:p text:style-name="P18"><text:span text:style-name="T5">1° </text:span>- criar um app.js para importar um pacote express</text:p>
      <text:p text:style-name="P18"/>
      <text:p text:style-name="P18">const express = require('express');</text:p>
      <text:p text:style-name="P18">const app = express();</text:p>
      <text:p text:style-name="P18">module.exports = app;</text:p>
      <text:p text:style-name="P18"/>
      <text:p text:style-name="P19"><text:span text:style-name="T5">2°</text:span> - criar um arquivo server.js</text:p>
      <text:p text:style-name="P19"/>
      <text:p text:style-name="P19">const app = require('./app');</text:p>
      <text:p text:style-name="P19">app.listen(3001, () =&gt; console.log('server running on port 3001'));</text:p>
      <text:p text:style-name="P19"/>
      <text:p text:style-name="P20"><text:span text:style-name="T6">3°</text:span><text:span text:style-name="T3"> - npm start (lembre-se que precisamos mudar o arquivo packege.json / </text:span><text:span text:style-name="T4">"main":".src/server.js"</text:span><text:span text:style-name="T3">)</text:span></text:p>
      <text:p text:style-name="P20"/>
      <text:p text:style-name="P21"/>
      <text:p text:style-name="P21"/>
      <text:p text:style-name="P21"/>
      <text:p text:style-name="P21"><text:soft-page-break/><text:span text:style-name="T5">4°</text:span> - no arquivo package.json adicione 3 scripts:<text:line-break/></text:p>
      <text:p text:style-name="P21">"start": "node src/server.js",</text:p>
      <text:p text:style-name="P21">"dev": "nodemon src/server.js",</text:p>
      <text:p text:style-name="P21">"lint": "eslint --no-inline-config --no-error-on-unmatched-pattern -c .eslintrc.json ."</text:p>
      <text:p text:style-name="P21"/>
      <text:p text:style-name="P21"/>
      <text:p text:style-name="P22">GANHANDO PRODUTIVIDADE COM O NODEMON:</text:p>
      <text:p text:style-name="P23"/>
      <text:p text:style-name="P23">Usando o servidor com nodemon, toda vez que você salvar algum arquivo, ele reinicia sua aplicação automagicamente! 🪄</text:p>
      <text:p text:style-name="P22"/>
      <text:p text:style-name="P22"><text:span text:style-name="T5">1° </text:span>- como já configuramos ele no script agora vamos instalar:</text:p>
      <text:p text:style-name="P22">npm i nodemon -D</text:p>
      <text:p text:style-name="P22"/>
      <text:p text:style-name="P24"><text:span text:style-name="T5">2° </text:span>- <text:span text:style-name="T7">npm run dev</text:span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5:18:56.234546803</meta:creation-date>
    <dc:date>2022-12-07T21:50:17.756619412</dc:date>
    <meta:editing-duration>PT2H54M14S</meta:editing-duration>
    <meta:editing-cycles>25</meta:editing-cycles>
    <meta:generator>LibreOffice/7.3.6.2$Linux_X86_64 LibreOffice_project/30$Build-2</meta:generator>
    <meta:document-statistic meta:table-count="0" meta:image-count="0" meta:object-count="0" meta:page-count="2" meta:paragraph-count="37" meta:word-count="244" meta:character-count="1552" meta:non-whitespace-character-count="1343"/>
  </office:meta>
</office:document-meta>
</file>